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keralalac_sheet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State</text:p>
          </table:table-cell>
          <table:table-cell office:value-type="string">
            <text:p>District</text:p>
          </table:table-cell>
          <table:table-cell office:value-type="string">
            <text:p>Asmbly_Con</text:p>
          </table:table-cell>
          <table:table-cell office:value-type="string">
            <text:p>Prlmnt_Con</text:p>
          </table:table-cell>
          <table:table-cell office:value-type="string">
            <text:p>Area(sqkm)</text:p>
          </table:table-cell>
          <table:table-cell office:value-type="string">
            <text:p>WikiData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Manjeshwaram</text:p>
          </table:table-cell>
          <table:table-cell office:value-type="string">
            <text:p>KASARAGOD</text:p>
          </table:table-cell>
          <table:table-cell office:value-type="float" office:value="378.6475933415850932"/>
          <table:table-cell office:value-type="string">
            <text:p>Q1311378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Kasaragod</text:p>
          </table:table-cell>
          <table:table-cell office:value-type="string">
            <text:p>KASARAGOD</text:p>
          </table:table-cell>
          <table:table-cell office:value-type="float" office:value="276.5854413585860243"/>
          <table:table-cell office:value-type="string">
            <text:p>Q1311122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Udma</text:p>
          </table:table-cell>
          <table:table-cell office:value-type="string">
            <text:p>KASARAGOD</text:p>
          </table:table-cell>
          <table:table-cell office:value-type="float" office:value="460.2722304137059268"/>
          <table:table-cell office:value-type="string">
            <text:p>Q131105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Kanhangad</text:p>
          </table:table-cell>
          <table:table-cell office:value-type="string">
            <text:p>KASARAGOD</text:p>
          </table:table-cell>
          <table:table-cell office:value-type="float" office:value="529.2949555883900530"/>
          <table:table-cell office:value-type="string">
            <text:p>Q131111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Trikaripur</text:p>
          </table:table-cell>
          <table:table-cell office:value-type="string">
            <text:p>KASARAGOD</text:p>
          </table:table-cell>
          <table:table-cell office:value-type="float" office:value="329.9546804162998228"/>
          <table:table-cell office:value-type="string">
            <text:p>Q1613769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Payyannur</text:p>
          </table:table-cell>
          <table:table-cell office:value-type="string">
            <text:p>KASARAGOD</text:p>
          </table:table-cell>
          <table:table-cell office:value-type="float" office:value="372.9694275656298146"/>
          <table:table-cell office:value-type="string">
            <text:p>Q1737912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Irikkur</text:p>
          </table:table-cell>
          <table:table-cell office:value-type="string">
            <text:p>KANNUR</text:p>
          </table:table-cell>
          <table:table-cell office:value-type="float" office:value="592.5155285698042462"/>
          <table:table-cell office:value-type="string">
            <text:p>Q1311043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Taliparamba</text:p>
          </table:table-cell>
          <table:table-cell office:value-type="string">
            <text:p>KANNUR</text:p>
          </table:table-cell>
          <table:table-cell office:value-type="float" office:value="296.1174597799225694"/>
          <table:table-cell office:value-type="string">
            <text:p>Q1737926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Kalliasseri</text:p>
          </table:table-cell>
          <table:table-cell office:value-type="string">
            <text:p>KASARAGOD</text:p>
          </table:table-cell>
          <table:table-cell office:value-type="float" office:value="209.0368919353811066"/>
          <table:table-cell office:value-type="string">
            <text:p>Q1311107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Peravoor</text:p>
          </table:table-cell>
          <table:table-cell office:value-type="string">
            <text:p>KANNUR</text:p>
          </table:table-cell>
          <table:table-cell office:value-type="float" office:value="535.6298675933987852"/>
          <table:table-cell office:value-type="string">
            <text:p>Q1738540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Mattannur</text:p>
          </table:table-cell>
          <table:table-cell office:value-type="string">
            <text:p>KANNUR</text:p>
          </table:table-cell>
          <table:table-cell office:value-type="float" office:value="346.1118696878760943"/>
          <table:table-cell office:value-type="string">
            <text:p>Q1613442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Azhikode</text:p>
          </table:table-cell>
          <table:table-cell office:value-type="string">
            <text:p>KANNUR</text:p>
          </table:table-cell>
          <table:table-cell office:value-type="float" office:value="79.4032273851356507"/>
          <table:table-cell office:value-type="string">
            <text:p>Q1311013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WAYANAD</text:p>
          </table:table-cell>
          <table:table-cell office:value-type="string">
            <text:p>Mananthavady (ST)</text:p>
          </table:table-cell>
          <table:table-cell office:value-type="string">
            <text:p>WAYANAD</text:p>
          </table:table-cell>
          <table:table-cell office:value-type="float" office:value="747.3160360302449590"/>
          <table:table-cell office:value-type="string">
            <text:p>Q1613606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Kannur</text:p>
          </table:table-cell>
          <table:table-cell office:value-type="string">
            <text:p>KANNUR</text:p>
          </table:table-cell>
          <table:table-cell office:value-type="float" office:value="85.0142822195439294"/>
          <table:table-cell office:value-type="string">
            <text:p>Q1613734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Dharmadam</text:p>
          </table:table-cell>
          <table:table-cell office:value-type="string">
            <text:p>KANNUR</text:p>
          </table:table-cell>
          <table:table-cell office:value-type="float" office:value="130.9249728758742037"/>
          <table:table-cell office:value-type="string">
            <text:p>Q1311276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Kuthuparamba</text:p>
          </table:table-cell>
          <table:table-cell office:value-type="string">
            <text:p>VADAKARA</text:p>
          </table:table-cell>
          <table:table-cell office:value-type="float" office:value="241.1215465417908774"/>
          <table:table-cell office:value-type="string">
            <text:p>Q1737960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WAYANAD</text:p>
          </table:table-cell>
          <table:table-cell office:value-type="string">
            <text:p>Sulthanbathery (S</text:p>
          </table:table-cell>
          <table:table-cell office:value-type="string">
            <text:p>WAYANAD</text:p>
          </table:table-cell>
          <table:table-cell office:value-type="float" office:value="764.5182465347503467"/>
          <table:table-cell office:value-type="string">
            <text:p>Q1311514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ANNUR</text:p>
          </table:table-cell>
          <table:table-cell office:value-type="string">
            <text:p>Thalassery</text:p>
          </table:table-cell>
          <table:table-cell office:value-type="string">
            <text:p>VADAKARA</text:p>
          </table:table-cell>
          <table:table-cell office:value-type="float" office:value="72.3014751437188465"/>
          <table:table-cell office:value-type="string">
            <text:p>Q770953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Nadapuram</text:p>
          </table:table-cell>
          <table:table-cell office:value-type="string">
            <text:p>VADAKARA</text:p>
          </table:table-cell>
          <table:table-cell office:value-type="float" office:value="333.4729638591077787"/>
          <table:table-cell office:value-type="string">
            <text:p>Q1311285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WAYANAD</text:p>
          </table:table-cell>
          <table:table-cell office:value-type="string">
            <text:p>Kalpetta</text:p>
          </table:table-cell>
          <table:table-cell office:value-type="string">
            <text:p>WAYANAD</text:p>
          </table:table-cell>
          <table:table-cell office:value-type="float" office:value="622.0840393546624227"/>
          <table:table-cell office:value-type="string">
            <text:p>Q1311105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Vadakara</text:p>
          </table:table-cell>
          <table:table-cell office:value-type="string">
            <text:p>VADAKARA</text:p>
          </table:table-cell>
          <table:table-cell office:value-type="float" office:value="73.3774916035514053"/>
          <table:table-cell office:value-type="string">
            <text:p>Q1311448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Kuttiadi</text:p>
          </table:table-cell>
          <table:table-cell office:value-type="string">
            <text:p>VADAKARA</text:p>
          </table:table-cell>
          <table:table-cell office:value-type="float" office:value="168.5797742499875653"/>
          <table:table-cell office:value-type="string">
            <text:p>Q1613666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Perambra</text:p>
          </table:table-cell>
          <table:table-cell office:value-type="string">
            <text:p>VADAKARA</text:p>
          </table:table-cell>
          <table:table-cell office:value-type="float" office:value="293.4657638803907957"/>
          <table:table-cell office:value-type="string">
            <text:p>Q1311347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Balusseri (SC)</text:p>
          </table:table-cell>
          <table:table-cell office:value-type="string">
            <text:p>KOZHIKODE</text:p>
          </table:table-cell>
          <table:table-cell office:value-type="float" office:value="339.6830077737765237"/>
          <table:table-cell office:value-type="string">
            <text:p>Q1613758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Quilandy</text:p>
          </table:table-cell>
          <table:table-cell office:value-type="string">
            <text:p>VADAKARA</text:p>
          </table:table-cell>
          <table:table-cell office:value-type="float" office:value="105.0426940645933911"/>
          <table:table-cell office:value-type="string">
            <text:p>Q1311163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Koduvally</text:p>
          </table:table-cell>
          <table:table-cell office:value-type="string">
            <text:p>KOZHIKODE</text:p>
          </table:table-cell>
          <table:table-cell office:value-type="float" office:value="178.8649136404693536"/>
          <table:table-cell office:value-type="string">
            <text:p>Q1613501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Thiruvambadi</text:p>
          </table:table-cell>
          <table:table-cell office:value-type="string">
            <text:p>WAYANAD</text:p>
          </table:table-cell>
          <table:table-cell office:value-type="float" office:value="424.8540671891321381"/>
          <table:table-cell office:value-type="string">
            <text:p>Q1311249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Nilambur</text:p>
          </table:table-cell>
          <table:table-cell office:value-type="string">
            <text:p>WAYANAD</text:p>
          </table:table-cell>
          <table:table-cell office:value-type="float" office:value="919.2583900397052048"/>
          <table:table-cell office:value-type="string">
            <text:p>Q131129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Elathur</text:p>
          </table:table-cell>
          <table:table-cell office:value-type="string">
            <text:p>KOZHIKODE</text:p>
          </table:table-cell>
          <table:table-cell office:value-type="float" office:value="135.0845247881389355"/>
          <table:table-cell office:value-type="string">
            <text:p>Q1613545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Ernad</text:p>
          </table:table-cell>
          <table:table-cell office:value-type="string">
            <text:p>WAYANAD</text:p>
          </table:table-cell>
          <table:table-cell office:value-type="float" office:value="299.2598906573637692"/>
          <table:table-cell office:value-type="string">
            <text:p>Q1311076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Kunnamangalam</text:p>
          </table:table-cell>
          <table:table-cell office:value-type="string">
            <text:p>KOZHIKODE</text:p>
          </table:table-cell>
          <table:table-cell office:value-type="float" office:value="148.0187558054047940"/>
          <table:table-cell office:value-type="string">
            <text:p>Q131113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Kozhikode North</text:p>
          </table:table-cell>
          <table:table-cell office:value-type="string">
            <text:p>KOZHIKODE</text:p>
          </table:table-cell>
          <table:table-cell office:value-type="float" office:value="57.7668292272667188"/>
          <table:table-cell office:value-type="string">
            <text:p>Q1311172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Kozhikode South</text:p>
          </table:table-cell>
          <table:table-cell office:value-type="string">
            <text:p>KOZHIKODE</text:p>
          </table:table-cell>
          <table:table-cell office:value-type="float" office:value="27.9164431277068559"/>
          <table:table-cell office:value-type="string">
            <text:p>Q2420469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Kondotty</text:p>
          </table:table-cell>
          <table:table-cell office:value-type="string">
            <text:p>MALAPPURAM</text:p>
          </table:table-cell>
          <table:table-cell office:value-type="float" office:value="162.0460753150759388"/>
          <table:table-cell office:value-type="string">
            <text:p>Q1613509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Wandoor (SC)</text:p>
          </table:table-cell>
          <table:table-cell office:value-type="string">
            <text:p>WAYANAD</text:p>
          </table:table-cell>
          <table:table-cell office:value-type="float" office:value="370.1052053999670193"/>
          <table:table-cell office:value-type="string">
            <text:p>Q1613544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string">
            <text:p>Beypore</text:p>
          </table:table-cell>
          <table:table-cell office:value-type="string">
            <text:p>KOZHIKODE</text:p>
          </table:table-cell>
          <table:table-cell office:value-type="float" office:value="58.3481950361096082"/>
          <table:table-cell office:value-type="string">
            <text:p>Q1311368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Mannarkkad</text:p>
          </table:table-cell>
          <table:table-cell office:value-type="string">
            <text:p>PALAKKAD</text:p>
          </table:table-cell>
          <table:table-cell office:value-type="float" office:value="1068.7438188455669206"/>
          <table:table-cell office:value-type="string">
            <text:p>Q1311382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Manjeri</text:p>
          </table:table-cell>
          <table:table-cell office:value-type="string">
            <text:p>MALAPPURAM</text:p>
          </table:table-cell>
          <table:table-cell office:value-type="float" office:value="253.6115241939652378"/>
          <table:table-cell office:value-type="string">
            <text:p>Q1311378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Malappuram</text:p>
          </table:table-cell>
          <table:table-cell office:value-type="string">
            <text:p>MALAPPURAM</text:p>
          </table:table-cell>
          <table:table-cell office:value-type="float" office:value="173.5861257939123448"/>
          <table:table-cell office:value-type="string">
            <text:p>Q1613516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Vallikunnu</text:p>
          </table:table-cell>
          <table:table-cell office:value-type="string">
            <text:p>MALAPPURAM</text:p>
          </table:table-cell>
          <table:table-cell office:value-type="float" office:value="124.5799894295358143"/>
          <table:table-cell office:value-type="string">
            <text:p>Q1613594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Vengara</text:p>
          </table:table-cell>
          <table:table-cell office:value-type="string">
            <text:p>MALAPPURAM</text:p>
          </table:table-cell>
          <table:table-cell office:value-type="float" office:value="115.2748218821158730"/>
          <table:table-cell office:value-type="string">
            <text:p>Q1311483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Tirurangadi</text:p>
          </table:table-cell>
          <table:table-cell office:value-type="string">
            <text:p>PONNANI</text:p>
          </table:table-cell>
          <table:table-cell office:value-type="float" office:value="92.6409542836521780"/>
          <table:table-cell office:value-type="string">
            <text:p>Q1311252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Mankada</text:p>
          </table:table-cell>
          <table:table-cell office:value-type="string">
            <text:p>MALAPPURAM</text:p>
          </table:table-cell>
          <table:table-cell office:value-type="float" office:value="189.0811796275523591"/>
          <table:table-cell office:value-type="string">
            <text:p>Q1311377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Perinthalmanna</text:p>
          </table:table-cell>
          <table:table-cell office:value-type="string">
            <text:p>MALAPPURAM</text:p>
          </table:table-cell>
          <table:table-cell office:value-type="float" office:value="218.2085313737716490"/>
          <table:table-cell office:value-type="string">
            <text:p>Q1311344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Kottakkal</text:p>
          </table:table-cell>
          <table:table-cell office:value-type="string">
            <text:p>PONNANI</text:p>
          </table:table-cell>
          <table:table-cell office:value-type="float" office:value="180.8176140581495304"/>
          <table:table-cell office:value-type="string">
            <text:p>Q1311168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Tanur</text:p>
          </table:table-cell>
          <table:table-cell office:value-type="string">
            <text:p>PONNANI</text:p>
          </table:table-cell>
          <table:table-cell office:value-type="float" office:value="82.4895275573470741"/>
          <table:table-cell office:value-type="string">
            <text:p>Q1613699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Kongad(SC)</text:p>
          </table:table-cell>
          <table:table-cell office:value-type="string">
            <text:p>PALAKKAD</text:p>
          </table:table-cell>
          <table:table-cell office:value-type="float" office:value="222.0213272596604668"/>
          <table:table-cell office:value-type="string">
            <text:p>Q1311167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Tirur</text:p>
          </table:table-cell>
          <table:table-cell office:value-type="string">
            <text:p>PONNANI</text:p>
          </table:table-cell>
          <table:table-cell office:value-type="float" office:value="123.1832197187496547"/>
          <table:table-cell office:value-type="string">
            <text:p>Q1613742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Ottappalam</text:p>
          </table:table-cell>
          <table:table-cell office:value-type="string">
            <text:p>PALAKKAD</text:p>
          </table:table-cell>
          <table:table-cell office:value-type="float" office:value="274.4243354807390460"/>
          <table:table-cell office:value-type="string">
            <text:p>Q1311082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Shornur</text:p>
          </table:table-cell>
          <table:table-cell office:value-type="string">
            <text:p>PALAKKAD</text:p>
          </table:table-cell>
          <table:table-cell office:value-type="float" office:value="234.0961324596147506"/>
          <table:table-cell office:value-type="string">
            <text:p>Q1311497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Pattambi</text:p>
          </table:table-cell>
          <table:table-cell office:value-type="string">
            <text:p>PALAKKAD</text:p>
          </table:table-cell>
          <table:table-cell office:value-type="float" office:value="179.4749922877257973"/>
          <table:table-cell office:value-type="string">
            <text:p>Q1311305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Malampuzha</text:p>
          </table:table-cell>
          <table:table-cell office:value-type="string">
            <text:p>PALAKKAD</text:p>
          </table:table-cell>
          <table:table-cell office:value-type="float" office:value="478.0116770493308422"/>
          <table:table-cell office:value-type="string">
            <text:p>Q1613528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Thavanur</text:p>
          </table:table-cell>
          <table:table-cell office:value-type="string">
            <text:p>PONNANI</text:p>
          </table:table-cell>
          <table:table-cell office:value-type="float" office:value="136.2525448463827331"/>
          <table:table-cell office:value-type="string">
            <text:p>Q1613692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Thrithala</text:p>
          </table:table-cell>
          <table:table-cell office:value-type="string">
            <text:p>PONNANI</text:p>
          </table:table-cell>
          <table:table-cell office:value-type="float" office:value="192.8636154915898260"/>
          <table:table-cell office:value-type="string">
            <text:p>Q1311260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MALAPPURAM</text:p>
          </table:table-cell>
          <table:table-cell office:value-type="string">
            <text:p>Ponnani</text:p>
          </table:table-cell>
          <table:table-cell office:value-type="string">
            <text:p>PONNANI</text:p>
          </table:table-cell>
          <table:table-cell office:value-type="float" office:value="114.7545537181733408"/>
          <table:table-cell office:value-type="string">
            <text:p>Q722790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Chittur</text:p>
          </table:table-cell>
          <table:table-cell office:value-type="string">
            <text:p>ALATHUR (SC)</text:p>
          </table:table-cell>
          <table:table-cell office:value-type="float" office:value="315.9057309802677764"/>
          <table:table-cell office:value-type="string">
            <text:p>Q1311196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Palakkad</text:p>
          </table:table-cell>
          <table:table-cell office:value-type="string">
            <text:p>PALAKKAD</text:p>
          </table:table-cell>
          <table:table-cell office:value-type="float" office:value="91.9211778234940908"/>
          <table:table-cell office:value-type="string">
            <text:p>Q1853695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Chelakkara (SC)</text:p>
          </table:table-cell>
          <table:table-cell office:value-type="string">
            <text:p>ALATHUR (SC)</text:p>
          </table:table-cell>
          <table:table-cell office:value-type="float" office:value="362.4108446457232731"/>
          <table:table-cell office:value-type="string">
            <text:p>Q508979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Tarur (SC)</text:p>
          </table:table-cell>
          <table:table-cell office:value-type="string">
            <text:p>ALATHUR (SC)</text:p>
          </table:table-cell>
          <table:table-cell office:value-type="float" office:value="238.7021158905233733"/>
          <table:table-cell office:value-type="string">
            <text:p>Q1613677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Kunnamkulam</text:p>
          </table:table-cell>
          <table:table-cell office:value-type="string">
            <text:p>ALATHUR (SC)</text:p>
          </table:table-cell>
          <table:table-cell office:value-type="float" office:value="187.4476161078219434"/>
          <table:table-cell office:value-type="string">
            <text:p>Q1311131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Alathur</text:p>
          </table:table-cell>
          <table:table-cell office:value-type="string">
            <text:p>ALATHUR (SC)</text:p>
          </table:table-cell>
          <table:table-cell office:value-type="float" office:value="308.2770852497653209"/>
          <table:table-cell office:value-type="string">
            <text:p>Q1613687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Guruvayoor</text:p>
          </table:table-cell>
          <table:table-cell office:value-type="string">
            <text:p>THRISSUR</text:p>
          </table:table-cell>
          <table:table-cell office:value-type="float" office:value="114.4385184679232026"/>
          <table:table-cell office:value-type="string">
            <text:p>Q562056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Wadakkanchery</text:p>
          </table:table-cell>
          <table:table-cell office:value-type="string">
            <text:p>ALATHUR (SC)</text:p>
          </table:table-cell>
          <table:table-cell office:value-type="float" office:value="206.4524347290440573"/>
          <table:table-cell office:value-type="string">
            <text:p>Q1613529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LAKKAD</text:p>
          </table:table-cell>
          <table:table-cell office:value-type="string">
            <text:p>Nemmara</text:p>
          </table:table-cell>
          <table:table-cell office:value-type="string">
            <text:p>ALATHUR (SC)</text:p>
          </table:table-cell>
          <table:table-cell office:value-type="float" office:value="869.5807449186720532"/>
          <table:table-cell office:value-type="string">
            <text:p>Q1311297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Manalur</text:p>
          </table:table-cell>
          <table:table-cell office:value-type="string">
            <text:p>THRISSUR</text:p>
          </table:table-cell>
          <table:table-cell office:value-type="float" office:value="167.1679785438318220"/>
          <table:table-cell office:value-type="string">
            <text:p>Q674684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Ollur</text:p>
          </table:table-cell>
          <table:table-cell office:value-type="string">
            <text:p>THRISSUR</text:p>
          </table:table-cell>
          <table:table-cell office:value-type="float" office:value="320.0134096543807800"/>
          <table:table-cell office:value-type="string">
            <text:p>Q708839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Thrissur</text:p>
          </table:table-cell>
          <table:table-cell office:value-type="string">
            <text:p>THRISSUR</text:p>
          </table:table-cell>
          <table:table-cell office:value-type="float" office:value="75.7453959329754696"/>
          <table:table-cell office:value-type="string">
            <text:p>Q779827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Nattika(SC)</text:p>
          </table:table-cell>
          <table:table-cell office:value-type="string">
            <text:p>THRISSUR</text:p>
          </table:table-cell>
          <table:table-cell office:value-type="float" office:value="136.6436379184213195"/>
          <table:table-cell office:value-type="string">
            <text:p>Q698036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Puthukkad</text:p>
          </table:table-cell>
          <table:table-cell office:value-type="string">
            <text:p>THRISSUR</text:p>
          </table:table-cell>
          <table:table-cell office:value-type="float" office:value="361.6540187117595906"/>
          <table:table-cell office:value-type="string">
            <text:p>Q725837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Chalakudy</text:p>
          </table:table-cell>
          <table:table-cell office:value-type="string">
            <text:p>CHALAKUDY</text:p>
          </table:table-cell>
          <table:table-cell office:value-type="float" office:value="653.7699730172139425"/>
          <table:table-cell office:value-type="string">
            <text:p>Q506854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Irinjalakuda</text:p>
          </table:table-cell>
          <table:table-cell office:value-type="string">
            <text:p>THRISSUR</text:p>
          </table:table-cell>
          <table:table-cell office:value-type="float" office:value="177.5645890141695702"/>
          <table:table-cell office:value-type="string">
            <text:p>Q607002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Kaipamangalam</text:p>
          </table:table-cell>
          <table:table-cell office:value-type="string">
            <text:p>CHALAKUDY</text:p>
          </table:table-cell>
          <table:table-cell office:value-type="float" office:value="94.6947109281591111"/>
          <table:table-cell office:value-type="string">
            <text:p>Q634817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Devikulam (SC)</text:p>
          </table:table-cell>
          <table:table-cell office:value-type="string">
            <text:p>IDUKKI</text:p>
          </table:table-cell>
          <table:table-cell office:value-type="float" office:value="1251.5644246781641868"/>
          <table:table-cell office:value-type="string">
            <text:p>Q1613452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string">
            <text:p>Kodungallur</text:p>
          </table:table-cell>
          <table:table-cell office:value-type="string">
            <text:p>CHALAKUDY</text:p>
          </table:table-cell>
          <table:table-cell office:value-type="float" office:value="168.4985108939837630"/>
          <table:table-cell office:value-type="string">
            <text:p>Q642546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Angamaly</text:p>
          </table:table-cell>
          <table:table-cell office:value-type="string">
            <text:p>CHALAKUDY</text:p>
          </table:table-cell>
          <table:table-cell office:value-type="float" office:value="417.7681635308438786"/>
          <table:table-cell office:value-type="string">
            <text:p>Q760165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Paravur</text:p>
          </table:table-cell>
          <table:table-cell office:value-type="string">
            <text:p>ERNAKULAM</text:p>
          </table:table-cell>
          <table:table-cell office:value-type="float" office:value="110.7321899504474061"/>
          <table:table-cell office:value-type="string">
            <text:p>Q1311312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Vypeen</text:p>
          </table:table-cell>
          <table:table-cell office:value-type="string">
            <text:p>ERNAKULAM</text:p>
          </table:table-cell>
          <table:table-cell office:value-type="float" office:value="97.0229115219410261"/>
          <table:table-cell office:value-type="string">
            <text:p>Q1311487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Aluva</text:p>
          </table:table-cell>
          <table:table-cell office:value-type="string">
            <text:p>CHALAKUDY</text:p>
          </table:table-cell>
          <table:table-cell office:value-type="float" office:value="124.4683227060784958"/>
          <table:table-cell office:value-type="string">
            <text:p>Q1311029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Perumbavoor</text:p>
          </table:table-cell>
          <table:table-cell office:value-type="string">
            <text:p>CHALAKUDY</text:p>
          </table:table-cell>
          <table:table-cell office:value-type="float" office:value="228.1235361125389147"/>
          <table:table-cell office:value-type="string">
            <text:p>Q1613614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Kalamassery</text:p>
          </table:table-cell>
          <table:table-cell office:value-type="string">
            <text:p>ERNAKULAM</text:p>
          </table:table-cell>
          <table:table-cell office:value-type="float" office:value="117.8347605847034885"/>
          <table:table-cell office:value-type="string">
            <text:p>Q1613414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Kunnathunad (SC)</text:p>
          </table:table-cell>
          <table:table-cell office:value-type="string">
            <text:p>CHALAKUDY</text:p>
          </table:table-cell>
          <table:table-cell office:value-type="float" office:value="238.0522463272528455"/>
          <table:table-cell office:value-type="string">
            <text:p>Q1311131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Ernakulam</text:p>
          </table:table-cell>
          <table:table-cell office:value-type="string">
            <text:p>ERNAKULAM</text:p>
          </table:table-cell>
          <table:table-cell office:value-type="float" office:value="27.7739789202994771"/>
          <table:table-cell office:value-type="string">
            <text:p>Q1613541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Muvattupuzha</text:p>
          </table:table-cell>
          <table:table-cell office:value-type="string">
            <text:p>IDUKKI</text:p>
          </table:table-cell>
          <table:table-cell office:value-type="float" office:value="285.4049702890276308"/>
          <table:table-cell office:value-type="string">
            <text:p>Q1613762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Thrikkakara</text:p>
          </table:table-cell>
          <table:table-cell office:value-type="string">
            <text:p>ERNAKULAM</text:p>
          </table:table-cell>
          <table:table-cell office:value-type="float" office:value="51.4632115731069462"/>
          <table:table-cell office:value-type="string">
            <text:p>Q1613771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Thodupuzha</text:p>
          </table:table-cell>
          <table:table-cell office:value-type="string">
            <text:p>IDUKKI</text:p>
          </table:table-cell>
          <table:table-cell office:value-type="float" office:value="595.9237060484823587"/>
          <table:table-cell office:value-type="string">
            <text:p>Q1613385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Udumbanchola</text:p>
          </table:table-cell>
          <table:table-cell office:value-type="string">
            <text:p>IDUKKI</text:p>
          </table:table-cell>
          <table:table-cell office:value-type="float" office:value="510.4889656557503486"/>
          <table:table-cell office:value-type="string">
            <text:p>Q1613394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Thripunithura</text:p>
          </table:table-cell>
          <table:table-cell office:value-type="string">
            <text:p>ERNAKULAM</text:p>
          </table:table-cell>
          <table:table-cell office:value-type="float" office:value="77.9712858132665758"/>
          <table:table-cell office:value-type="string">
            <text:p>Q1311261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Piravom</text:p>
          </table:table-cell>
          <table:table-cell office:value-type="string">
            <text:p>KOTTAYAM</text:p>
          </table:table-cell>
          <table:table-cell office:value-type="float" office:value="286.2521984706842204"/>
          <table:table-cell office:value-type="string">
            <text:p>Q1311329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Kochi</text:p>
          </table:table-cell>
          <table:table-cell office:value-type="string">
            <text:p>ERNAKULAM</text:p>
          </table:table-cell>
          <table:table-cell office:value-type="float" office:value="75.8676086199160835"/>
          <table:table-cell office:value-type="string">
            <text:p>Q1737257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Idukki</text:p>
          </table:table-cell>
          <table:table-cell office:value-type="string">
            <text:p>IDUKKI</text:p>
          </table:table-cell>
          <table:table-cell office:value-type="float" office:value="653.5568737801539783"/>
          <table:table-cell office:value-type="string">
            <text:p>Q1311037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Aroor</text:p>
          </table:table-cell>
          <table:table-cell office:value-type="string">
            <text:p>ALAPPUZHA</text:p>
          </table:table-cell>
          <table:table-cell office:value-type="float" office:value="155.4215241442304603"/>
          <table:table-cell office:value-type="string">
            <text:p>Q131101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Kaduthuruthy</text:p>
          </table:table-cell>
          <table:table-cell office:value-type="string">
            <text:p>KOTTAYAM</text:p>
          </table:table-cell>
          <table:table-cell office:value-type="float" office:value="291.1077142473707795"/>
          <table:table-cell office:value-type="string">
            <text:p>Q1311091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Vaikom (SC)</text:p>
          </table:table-cell>
          <table:table-cell office:value-type="string">
            <text:p>KOTTAYAM</text:p>
          </table:table-cell>
          <table:table-cell office:value-type="float" office:value="197.1537703357268185"/>
          <table:table-cell office:value-type="string">
            <text:p>Q1311486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Pala</text:p>
          </table:table-cell>
          <table:table-cell office:value-type="string">
            <text:p>KOTTAYAM</text:p>
          </table:table-cell>
          <table:table-cell office:value-type="float" office:value="403.6654299686200602"/>
          <table:table-cell office:value-type="string">
            <text:p>Q131132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Cherthala</text:p>
          </table:table-cell>
          <table:table-cell office:value-type="string">
            <text:p>ALAPPUZHA</text:p>
          </table:table-cell>
          <table:table-cell office:value-type="float" office:value="153.5002465468037656"/>
          <table:table-cell office:value-type="string">
            <text:p>Q1613443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Peerumade</text:p>
          </table:table-cell>
          <table:table-cell office:value-type="string">
            <text:p>IDUKKI</text:p>
          </table:table-cell>
          <table:table-cell office:value-type="float" office:value="1338.6662270115807587"/>
          <table:table-cell office:value-type="string">
            <text:p>Q1613501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Poonjar</text:p>
          </table:table-cell>
          <table:table-cell office:value-type="string">
            <text:p>PATHANAMTHITTA</text:p>
          </table:table-cell>
          <table:table-cell office:value-type="float" office:value="402.7840316711071296"/>
          <table:table-cell office:value-type="string">
            <text:p>Q1613569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Ettumanoor</text:p>
          </table:table-cell>
          <table:table-cell office:value-type="string">
            <text:p>KOTTAYAM</text:p>
          </table:table-cell>
          <table:table-cell office:value-type="float" office:value="202.7186262826140535"/>
          <table:table-cell office:value-type="string">
            <text:p>Q1613597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Puthuppally</text:p>
          </table:table-cell>
          <table:table-cell office:value-type="string">
            <text:p>KOTTAYAM</text:p>
          </table:table-cell>
          <table:table-cell office:value-type="float" office:value="199.5660691535111084"/>
          <table:table-cell office:value-type="string">
            <text:p>Q1311331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Alappuzha</text:p>
          </table:table-cell>
          <table:table-cell office:value-type="string">
            <text:p>ALAPPUZHA</text:p>
          </table:table-cell>
          <table:table-cell office:value-type="float" office:value="112.4721729485459747"/>
          <table:table-cell office:value-type="string">
            <text:p>Q1311029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Kottayam</text:p>
          </table:table-cell>
          <table:table-cell office:value-type="string">
            <text:p>KOTTAYAM</text:p>
          </table:table-cell>
          <table:table-cell office:value-type="float" office:value="109.7911056926152753"/>
          <table:table-cell office:value-type="string">
            <text:p>Q1311168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Kanjirappally</text:p>
          </table:table-cell>
          <table:table-cell office:value-type="string">
            <text:p>PATHANAMTHITTA</text:p>
          </table:table-cell>
          <table:table-cell office:value-type="float" office:value="293.9048072277628307"/>
          <table:table-cell office:value-type="string">
            <text:p>Q1613454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Kuttanad</text:p>
          </table:table-cell>
          <table:table-cell office:value-type="string">
            <text:p>MAVELIKKARA (SC)</text:p>
          </table:table-cell>
          <table:table-cell office:value-type="float" office:value="316.7181195558584932"/>
          <table:table-cell office:value-type="string">
            <text:p>Q1613597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Changanassery</text:p>
          </table:table-cell>
          <table:table-cell office:value-type="string">
            <text:p>MAVELIKKARA (SC)</text:p>
          </table:table-cell>
          <table:table-cell office:value-type="float" office:value="108.1129203577886102"/>
          <table:table-cell office:value-type="string">
            <text:p>Q1613695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Ambalappuzha</text:p>
          </table:table-cell>
          <table:table-cell office:value-type="string">
            <text:p>ALAPPUZHA</text:p>
          </table:table-cell>
          <table:table-cell office:value-type="float" office:value="83.1285410749900251"/>
          <table:table-cell office:value-type="string">
            <text:p>Q1311006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THANAMTHITTA</text:p>
          </table:table-cell>
          <table:table-cell office:value-type="string">
            <text:p>Thiruvalla</text:p>
          </table:table-cell>
          <table:table-cell office:value-type="string">
            <text:p>PATHANAMTHITTA</text:p>
          </table:table-cell>
          <table:table-cell office:value-type="float" office:value="193.5893744972172783"/>
          <table:table-cell office:value-type="string">
            <text:p>Q1613733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THANAMTHITTA</text:p>
          </table:table-cell>
          <table:table-cell office:value-type="string">
            <text:p>Konni</text:p>
          </table:table-cell>
          <table:table-cell office:value-type="string">
            <text:p>PATHANAMTHITTA</text:p>
          </table:table-cell>
          <table:table-cell office:value-type="float" office:value="1586.6276204337907529"/>
          <table:table-cell office:value-type="string">
            <text:p>Q2057784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THANAMTHITTA</text:p>
          </table:table-cell>
          <table:table-cell office:value-type="string">
            <text:p>Ranni</text:p>
          </table:table-cell>
          <table:table-cell office:value-type="string">
            <text:p>PATHANAMTHITTA</text:p>
          </table:table-cell>
          <table:table-cell office:value-type="float" office:value="444.3659884615146325"/>
          <table:table-cell office:value-type="string">
            <text:p>Q1311440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THANAMTHITTA</text:p>
          </table:table-cell>
          <table:table-cell office:value-type="string">
            <text:p>Aranmula</text:p>
          </table:table-cell>
          <table:table-cell office:value-type="string">
            <text:p>PATHANAMTHITTA</text:p>
          </table:table-cell>
          <table:table-cell office:value-type="float" office:value="235.5616831035059136"/>
          <table:table-cell office:value-type="string">
            <text:p>Q1613667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Haripad</text:p>
          </table:table-cell>
          <table:table-cell office:value-type="string">
            <text:p>ALAPPUZHA</text:p>
          </table:table-cell>
          <table:table-cell office:value-type="float" office:value="144.6596736810639641"/>
          <table:table-cell office:value-type="string">
            <text:p>Q1613790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Chengannur</text:p>
          </table:table-cell>
          <table:table-cell office:value-type="string">
            <text:p>MAVELIKKARA (SC)</text:p>
          </table:table-cell>
          <table:table-cell office:value-type="float" office:value="165.7583683106148840"/>
          <table:table-cell office:value-type="string">
            <text:p>Q1311200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Mavelikkara (SC)</text:p>
          </table:table-cell>
          <table:table-cell office:value-type="string">
            <text:p>MAVELIKKARA (SC)</text:p>
          </table:table-cell>
          <table:table-cell office:value-type="float" office:value="159.1061181831804845"/>
          <table:table-cell office:value-type="string">
            <text:p>Q16136384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string">
            <text:p>Kayamkulam</text:p>
          </table:table-cell>
          <table:table-cell office:value-type="string">
            <text:p>ALAPPUZHA</text:p>
          </table:table-cell>
          <table:table-cell office:value-type="float" office:value="122.7913242802683129"/>
          <table:table-cell office:value-type="string">
            <text:p>Q13111157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PATHANAMTHITTA</text:p>
          </table:table-cell>
          <table:table-cell office:value-type="string">
            <text:p>Adoor (SC)</text:p>
          </table:table-cell>
          <table:table-cell office:value-type="string">
            <text:p>PATHANAMTHITTA</text:p>
          </table:table-cell>
          <table:table-cell office:value-type="float" office:value="210.5410053996105262"/>
          <table:table-cell office:value-type="string">
            <text:p>Q760189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Pathanapuram</text:p>
          </table:table-cell>
          <table:table-cell office:value-type="string">
            <text:p>MAVELIKKARA (SC)</text:p>
          </table:table-cell>
          <table:table-cell office:value-type="float" office:value="312.3617839103361007"/>
          <table:table-cell office:value-type="string">
            <text:p>Q1311306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Karunagappally</text:p>
          </table:table-cell>
          <table:table-cell office:value-type="string">
            <text:p>ALAPPUZHA</text:p>
          </table:table-cell>
          <table:table-cell office:value-type="float" office:value="108.7262646024319253"/>
          <table:table-cell office:value-type="string">
            <text:p>Q1311103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Kunnathur (SC)</text:p>
          </table:table-cell>
          <table:table-cell office:value-type="string">
            <text:p>MAVELIKKARA (SC)</text:p>
          </table:table-cell>
          <table:table-cell office:value-type="float" office:value="183.6861556490502494"/>
          <table:table-cell office:value-type="string">
            <text:p>Q17414812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Punalur</text:p>
          </table:table-cell>
          <table:table-cell office:value-type="string">
            <text:p>KOLLAM</text:p>
          </table:table-cell>
          <table:table-cell office:value-type="float" office:value="902.2234223669742050"/>
          <table:table-cell office:value-type="string">
            <text:p>Q1311334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Kottarakkara</text:p>
          </table:table-cell>
          <table:table-cell office:value-type="string">
            <text:p>MAVELIKKARA (SC)</text:p>
          </table:table-cell>
          <table:table-cell office:value-type="float" office:value="209.7602649529546284"/>
          <table:table-cell office:value-type="string">
            <text:p>Q1311161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Chavara</text:p>
          </table:table-cell>
          <table:table-cell office:value-type="string">
            <text:p>KOLLAM</text:p>
          </table:table-cell>
          <table:table-cell office:value-type="float" office:value="78.5829076571862686"/>
          <table:table-cell office:value-type="string">
            <text:p>Q1311189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Kundara</text:p>
          </table:table-cell>
          <table:table-cell office:value-type="string">
            <text:p>KOLLAM</text:p>
          </table:table-cell>
          <table:table-cell office:value-type="float" office:value="119.4581467270032675"/>
          <table:table-cell office:value-type="string">
            <text:p>Q1311129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Kollam</text:p>
          </table:table-cell>
          <table:table-cell office:value-type="string">
            <text:p>KOLLAM</text:p>
          </table:table-cell>
          <table:table-cell office:value-type="float" office:value="61.1679582031703362"/>
          <table:table-cell office:value-type="string">
            <text:p>Q48733036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Chadayamangalam</text:p>
          </table:table-cell>
          <table:table-cell office:value-type="string">
            <text:p>KOLLAM</text:p>
          </table:table-cell>
          <table:table-cell office:value-type="float" office:value="316.6028862372205026"/>
          <table:table-cell office:value-type="string">
            <text:p>Q1613701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Eravipuram</text:p>
          </table:table-cell>
          <table:table-cell office:value-type="string">
            <text:p>KOLLAM</text:p>
          </table:table-cell>
          <table:table-cell office:value-type="float" office:value="44.9574510315069489"/>
          <table:table-cell office:value-type="string">
            <text:p>Q1311043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KOLLAM</text:p>
          </table:table-cell>
          <table:table-cell office:value-type="string">
            <text:p>Chathannoor</text:p>
          </table:table-cell>
          <table:table-cell office:value-type="string">
            <text:p>KOLLAM</text:p>
          </table:table-cell>
          <table:table-cell office:value-type="float" office:value="141.8317264066259327"/>
          <table:table-cell office:value-type="string">
            <text:p>Q1311190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Varkala</text:p>
          </table:table-cell>
          <table:table-cell office:value-type="string">
            <text:p>ATTINGAL</text:p>
          </table:table-cell>
          <table:table-cell office:value-type="float" office:value="130.5923507731732798"/>
          <table:table-cell office:value-type="string">
            <text:p>Q1613416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Vamanapuram</text:p>
          </table:table-cell>
          <table:table-cell office:value-type="string">
            <text:p>ATTINGAL</text:p>
          </table:table-cell>
          <table:table-cell office:value-type="float" office:value="446.8284772101808358"/>
          <table:table-cell office:value-type="string">
            <text:p>Q1613622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Attingal (SC)</text:p>
          </table:table-cell>
          <table:table-cell office:value-type="string">
            <text:p>ATTINGAL</text:p>
          </table:table-cell>
          <table:table-cell office:value-type="float" office:value="180.0108977312298748"/>
          <table:table-cell office:value-type="string">
            <text:p>Q16136708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Chirayinkeezhu</text:p>
          </table:table-cell>
          <table:table-cell office:value-type="string">
            <text:p>ATTINGAL</text:p>
          </table:table-cell>
          <table:table-cell office:value-type="float" office:value="114.4141896228996131"/>
          <table:table-cell office:value-type="string">
            <text:p>Q1613780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Aruvikkara</text:p>
          </table:table-cell>
          <table:table-cell office:value-type="string">
            <text:p>ATTINGAL</text:p>
          </table:table-cell>
          <table:table-cell office:value-type="float" office:value="375.6400713563488694"/>
          <table:table-cell office:value-type="string">
            <text:p>Q760292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Nedumangad</text:p>
          </table:table-cell>
          <table:table-cell office:value-type="string">
            <text:p>ATTINGAL</text:p>
          </table:table-cell>
          <table:table-cell office:value-type="float" office:value="144.1075990044016066"/>
          <table:table-cell office:value-type="string">
            <text:p>Q16136140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Kazhakoottam</text:p>
          </table:table-cell>
          <table:table-cell office:value-type="string">
            <text:p>THIRUVANANTHAPURA</text:p>
          </table:table-cell>
          <table:table-cell office:value-type="float" office:value="86.4850955763703837"/>
          <table:table-cell office:value-type="string">
            <text:p>Q1311108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Parassala</text:p>
          </table:table-cell>
          <table:table-cell office:value-type="string">
            <text:p>THIRUVANANTHAPURA</text:p>
          </table:table-cell>
          <table:table-cell office:value-type="float" office:value="306.8493239301629387"/>
          <table:table-cell office:value-type="string">
            <text:p>Q1311320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Vattiyoorkavu(SC)</text:p>
          </table:table-cell>
          <table:table-cell office:value-type="string">
            <text:p>THIRUVANANTHAPURA</text:p>
          </table:table-cell>
          <table:table-cell office:value-type="float" office:value="33.7485692299217419"/>
          <table:table-cell office:value-type="string">
            <text:p>Q1311451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Kattakkada</text:p>
          </table:table-cell>
          <table:table-cell office:value-type="string">
            <text:p>ATTINGAL</text:p>
          </table:table-cell>
          <table:table-cell office:value-type="float" office:value="113.5131899737045273"/>
          <table:table-cell office:value-type="string">
            <text:p>Q6378291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Thiruvananthapura</text:p>
          </table:table-cell>
          <table:table-cell office:value-type="string">
            <text:p>THIRUVANANTHAPURA</text:p>
          </table:table-cell>
          <table:table-cell office:value-type="float" office:value="40.2526791479216612"/>
          <table:table-cell office:value-type="string">
            <text:p>Q16137289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Nemom</text:p>
          </table:table-cell>
          <table:table-cell office:value-type="string">
            <text:p>THIRUVANANTHAPURA</text:p>
          </table:table-cell>
          <table:table-cell office:value-type="float" office:value="36.9924503212809839"/>
          <table:table-cell office:value-type="string">
            <text:p>Q1311300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Neyyattinkara</text:p>
          </table:table-cell>
          <table:table-cell office:value-type="string">
            <text:p>THIRUVANANTHAPURA</text:p>
          </table:table-cell>
          <table:table-cell office:value-type="float" office:value="93.6339117234120266"/>
          <table:table-cell office:value-type="string">
            <text:p>Q16136265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string">
            <text:p>Kovalam</text:p>
          </table:table-cell>
          <table:table-cell office:value-type="string">
            <text:p>THIRUVANANTHAPURA</text:p>
          </table:table-cell>
          <table:table-cell office:value-type="float" office:value="86.4339212286392922"/>
          <table:table-cell office:value-type="string">
            <text:p>Q13111733</text:p>
          </table:table-cell>
        </table:table-row>
        <table:table-row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Kothamangalam</text:p>
          </table:table-cell>
          <table:table-cell office:value-type="string">
            <text:p>IDUKKI</text:p>
          </table:table-cell>
          <table:table-cell office:value-type="float" office:value="912.0010368217909900"/>
          <table:table-cell office:value-type="string">
            <text:p>Q161355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